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2.3047in"/>
    </style:style>
    <style:style style:name="co8" style:family="table-column">
      <style:table-column-properties fo:break-before="auto" style:column-width="1.9189in"/>
    </style:style>
    <style:style style:name="co9" style:family="table-column">
      <style:table-column-properties fo:break-before="auto" style:column-width="1.9508in"/>
    </style:style>
    <style:style style:name="co10" style:family="table-column">
      <style:table-column-properties fo:break-before="auto" style:column-width="1.47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1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ext-properties style:font-name="Calibri1" fo:font-size="12pt" style:font-size-asian="12pt" style:font-size-complex="12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Calibri1" fo:font-size="12pt" style:font-size-asian="12pt" style:font-size-complex="12pt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189in" svg:height="6.6795in" svg:x="20.5846in" svg:y="5.898in">
            <draw:object draw:notify-on-update-of-ranges="Sheet1.C34:Sheet1.C41 Sheet1.B34:Sheet1.B34 Sheet1.D34:Sheet1.D41 Sheet1.C42:Sheet1.C49 Sheet1.B42:Sheet1.B42 Sheet1.D42:Sheet1.D49 Sheet1.B50:Sheet1.B50 Sheet1.D50:Sheet1.D57 Sheet1.C50:Sheet1.C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5835in" svg:height="5.448in" svg:x="20.5728in" svg:y="12.9169in">
            <draw:object draw:notify-on-update-of-ranges="Sheet1.A62:Sheet1.A72 Sheet1.D62:Sheet1.D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9063in" svg:height="5.3126in" svg:x="20.5646in" svg:y="0in">
            <draw:object draw:notify-on-update-of-ranges="Sheet1.C6:Sheet1.C6 Sheet1.C7:Sheet1.C17 Sheet1.D6:Sheet1.D6 Sheet1.D7:Sheet1.D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4492in" svg:height="5.8748in" svg:x="20.6591in" svg:y="18.7189in">
            <draw:object draw:notify-on-update-of-ranges="Sheet1.A77:Sheet1.A82 Sheet1.B77:Sheet1.B77 Sheet1.D77:Sheet1.D82 Sheet1.B83:Sheet1.B83 Sheet1.D83:Sheet1.D88 Sheet1.A83:Sheet1.A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4492in" svg:height="5.8748in" svg:x="31.4106in" svg:y="18.6768in">
            <draw:object draw:notify-on-update-of-ranges="Sheet1.A77:Sheet1.A82 Sheet1.B77:Sheet1.B77 Sheet1.K77:Sheet1.K82 Sheet1.A83:Sheet1.A88 Sheet1.B83:Sheet1.B83 Sheet1.K83:Sheet1.K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5" table:default-cell-style-name="ce9"/>
        <table:table-column table:style-name="co10" table:default-cell-style-name="ce2"/>
        <table:table-row table:style-name="ro1">
          <table:table-cell/>
          <table:table-cell office:value-type="string" calcext:value-type="string">
            <text:p>Simple</text:p>
          </table:table-cell>
          <table:table-cell table:number-columns-repeated="6"/>
          <table:table-cell office:value-type="string" calcext:value-type="string">
            <text:p>Complex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equential</text:p>
          </table:table-cell>
          <table:table-cell table:number-columns-repeated="6"/>
          <table:table-cell table:style-name="ce6" office:value-type="string" calcext:value-type="string">
            <text:p>Sequential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aytrace_seq</text:p>
          </table:table-cell>
          <table:table-cell table:style-name="ce1" office:value-type="float" office:value="112.94" calcext:value-type="float">
            <text:p>112.94</text:p>
          </table:table-cell>
          <table:table-cell table:number-columns-repeated="5"/>
          <table:table-cell table:style-name="ce1" office:value-type="string" calcext:value-type="string">
            <text:p>raytrace_seq</text:p>
          </table:table-cell>
          <table:table-cell table:style-name="ce1" office:value-type="float" office:value="3585.36" calcext:value-type="float">
            <text:p>3585.3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Strip Allocation</text:p>
          </table:table-cell>
          <table:table-cell table:number-columns-repeated="6"/>
          <table:table-cell table:style-name="ce6" office:value-type="string" calcext:value-type="string">
            <text:p>Static Strip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Strip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Strip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75.619535" calcext:value-type="float">
            <text:p>175.620</text:p>
          </table:table-cell>
          <table:table-cell table:style-name="ce10" table:formula="of:=[.$C$3]/[.D7]" office:value-type="float" office:value="0.643094744556749" calcext:value-type="float">
            <text:p>0.6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5829.111607" calcext:value-type="float">
            <text:p>5829.112</text:p>
          </table:table-cell>
          <table:table-cell table:style-name="ce10" table:formula="of:=[.$J$3]/[.K7]" office:value-type="float" office:value="0.615078290093889" calcext:value-type="float">
            <text:p>0.61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2 (srun –n 2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121.061101" calcext:value-type="float">
            <text:p>121.061</text:p>
          </table:table-cell>
          <table:table-cell table:style-name="ce10" table:formula="of:=[.$C$3]/[.D8]" office:value-type="float" office:value="0.932917337336954" calcext:value-type="float">
            <text:p>0.933</text:p>
          </table:table-cell>
          <table:table-cell table:style-name="ce1" office:value-type="float" office:value="0.000505" calcext:value-type="float">
            <text:p>0.000505</text:p>
          </table:table-cell>
          <table:table-cell table:number-columns-repeated="2"/>
          <table:table-cell table:style-name="ce1" office:value-type="string" calcext:value-type="string">
            <text:p>2 (srun –n 2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5672.015734" calcext:value-type="float">
            <text:p>5672.016</text:p>
          </table:table-cell>
          <table:table-cell table:style-name="ce10" table:formula="of:=[.$J$3]/[.K8]" office:value-type="float" office:value="0.632113902383614" calcext:value-type="float">
            <text:p>0.632</text:p>
          </table:table-cell>
          <table:table-cell table:style-name="ce1" office:value-type="float" office:value="0.000091" calcext:value-type="float">
            <text:p>9.1E-05</text:p>
          </table:table-cell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82.225865" calcext:value-type="float">
            <text:p>82.226</text:p>
          </table:table-cell>
          <table:table-cell table:style-name="ce10" table:formula="of:=[.$C$3]/[.D9]" office:value-type="float" office:value="1.37353374148147" calcext:value-type="float">
            <text:p>1.374</text:p>
          </table:table-cell>
          <table:table-cell table:style-name="ce1" office:value-type="float" office:value="0.002754" calcext:value-type="float">
            <text:p>0.00275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3291.988749" calcext:value-type="float">
            <text:p>3291.989</text:p>
          </table:table-cell>
          <table:table-cell table:style-name="ce10" table:formula="of:=[.$J$3]/[.K9]" office:value-type="float" office:value="1.08911672346666" calcext:value-type="float">
            <text:p>1.089</text:p>
          </table:table-cell>
          <table:table-cell table:style-name="ce1" office:value-type="float" office:value="0.000148" calcext:value-type="float">
            <text:p>0.000148</text:p>
          </table:table-cell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41.130541" calcext:value-type="float">
            <text:p>41.131</text:p>
          </table:table-cell>
          <table:table-cell table:style-name="ce10" table:formula="of:=[.$C$3]/[.D10]" office:value-type="float" office:value="2.74589142895057" calcext:value-type="float">
            <text:p>2.746</text:p>
          </table:table-cell>
          <table:table-cell table:style-name="ce1" office:value-type="float" office:value="0.003184" calcext:value-type="float">
            <text:p>0.00318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2976.992212" calcext:value-type="float">
            <text:p>2976.992</text:p>
          </table:table-cell>
          <table:table-cell table:style-name="ce10" table:formula="of:=[.$J$3]/[.K10]" office:value-type="float" office:value="1.2043565265464" calcext:value-type="float">
            <text:p>1.204</text:p>
          </table:table-cell>
          <table:table-cell table:style-name="ce1" office:value-type="float" office:value="0.000170542" calcext:value-type="float">
            <text:p>0.000170542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26.236589" calcext:value-type="float">
            <text:p>26.237</text:p>
          </table:table-cell>
          <table:table-cell table:style-name="ce10" table:formula="of:=[.$C$3]/[.D11]" office:value-type="float" office:value="4.30467542865424" calcext:value-type="float">
            <text:p>4.305</text:p>
          </table:table-cell>
          <table:table-cell table:style-name="ce1" office:value-type="float" office:value="0.028886" calcext:value-type="float">
            <text:p>0.02888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10" table:formula="of:=[.$J$3]/[.K1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20 (srun –n 20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22.363491" calcext:value-type="float">
            <text:p>22.363</text:p>
          </table:table-cell>
          <table:table-cell table:style-name="ce10" table:formula="of:=[.$C$3]/[.D12]" office:value-type="float" office:value="5.0501954278963" calcext:value-type="float">
            <text:p>5.050</text:p>
          </table:table-cell>
          <table:table-cell table:style-name="ce1" office:value-type="float" office:value="0.118175" calcext:value-type="float">
            <text:p>0.118175</text:p>
          </table:table-cell>
          <table:table-cell table:number-columns-repeated="2"/>
          <table:table-cell table:style-name="ce1" office:value-type="string" calcext:value-type="string">
            <text:p>20 (srun –n 20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1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18.112424" calcext:value-type="float">
            <text:p>18.112</text:p>
          </table:table-cell>
          <table:table-cell table:style-name="ce10" table:formula="of:=[.$C$3]/[.D13]" office:value-type="float" office:value="6.23549890395675" calcext:value-type="float">
            <text:p>6.235</text:p>
          </table:table-cell>
          <table:table-cell table:style-name="ce1" office:value-type="float" office:value="0.097723" calcext:value-type="float">
            <text:p>0.097723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/>
          <table:table-cell table:style-name="ce10" table:formula="of:=[.$J$3]/[.K1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12.570574" calcext:value-type="float">
            <text:p>12.571</text:p>
          </table:table-cell>
          <table:table-cell table:style-name="ce10" table:formula="of:=[.$C$3]/[.D14]" office:value-type="float" office:value="8.98447437642863" calcext:value-type="float">
            <text:p>8.984</text:p>
          </table:table-cell>
          <table:table-cell table:style-name="ce1" office:value-type="float" office:value="0.093093" calcext:value-type="float">
            <text:p>0.093093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/>
          <table:table-cell table:style-name="ce10" table:formula="of:=[.$J$3]/[.K1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0.159625" calcext:value-type="float">
            <text:p>10.160</text:p>
          </table:table-cell>
          <table:table-cell table:style-name="ce10" table:formula="of:=[.$C$3]/[.D15]" office:value-type="float" office:value="11.116552038092" calcext:value-type="float">
            <text:p>11.117</text:p>
          </table:table-cell>
          <table:table-cell table:style-name="ce1" office:value-type="float" office:value="0.19525" calcext:value-type="float">
            <text:p>0.19525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/>
          <table:table-cell table:style-name="ce10" table:formula="of:=[.$J$3]/[.K1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55 (srun –n 55)</text:p>
          </table:table-cell>
          <table:table-cell table:style-name="ce1" office:value-type="float" office:value="55" calcext:value-type="float">
            <text:p>55</text:p>
          </table:table-cell>
          <table:table-cell table:style-name="ce10" office:value-type="float" office:value="9.505927" calcext:value-type="float">
            <text:p>9.506</text:p>
          </table:table-cell>
          <table:table-cell table:style-name="ce10" table:formula="of:=[.$C$3]/[.D16]" office:value-type="float" office:value="11.8810085539264" calcext:value-type="float">
            <text:p>11.881</text:p>
          </table:table-cell>
          <table:table-cell table:style-name="ce1" office:value-type="float" office:value="0.188241" calcext:value-type="float">
            <text:p>0.188241</text:p>
          </table:table-cell>
          <table:table-cell table:number-columns-repeated="2"/>
          <table:table-cell table:style-name="ce1" office:value-type="string" calcext:value-type="string">
            <text:p>55 (srun –n 55)</text:p>
          </table:table-cell>
          <table:table-cell table:style-name="ce1" office:value-type="float" office:value="55" calcext:value-type="float">
            <text:p>55</text:p>
          </table:table-cell>
          <table:table-cell table:style-name="ce10"/>
          <table:table-cell table:style-name="ce10" table:formula="of:=[.$J$3]/[.K1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8.895179" calcext:value-type="float">
            <text:p>8.895</text:p>
          </table:table-cell>
          <table:table-cell table:style-name="ce10" table:formula="of:=[.$C$3]/[.D17]" office:value-type="float" office:value="12.6967652927502" calcext:value-type="float">
            <text:p>12.697</text:p>
          </table:table-cell>
          <table:table-cell table:style-name="ce1" office:value-type="float" office:value="0.368489" calcext:value-type="float">
            <text:p>0.368489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table:formula="of:=[.$J$3]/[.K17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Block Allocation</text:p>
          </table:table-cell>
          <table:table-cell table:number-columns-repeated="6"/>
          <table:table-cell table:style-name="ce6" office:value-type="string" calcext:value-type="string">
            <text:p>Static Block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Block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Block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79.020181" calcext:value-type="float">
            <text:p>179.020</text:p>
          </table:table-cell>
          <table:table-cell table:style-name="ce10" table:formula="of:=[.$C$3]/[.D22]" office:value-type="float" office:value="0.630878593514549" calcext:value-type="float">
            <text:p>0.6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2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74.760748" calcext:value-type="float">
            <text:p>74.761</text:p>
          </table:table-cell>
          <table:table-cell table:style-name="ce10" table:formula="of:=[.$C$3]/[.D23]" office:value-type="float" office:value="1.51068579463651" calcext:value-type="float">
            <text:p>1.511</text:p>
          </table:table-cell>
          <table:table-cell table:style-name="ce1" office:value-type="float" office:value="0.01028" calcext:value-type="float">
            <text:p>0.01028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/>
          <table:table-cell table:style-name="ce10" table:formula="of:=[.$J$3]/[.K2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55.282329" calcext:value-type="float">
            <text:p>55.282</text:p>
          </table:table-cell>
          <table:table-cell table:style-name="ce10" table:formula="of:=[.$C$3]/[.D24]" office:value-type="float" office:value="2.04296747338557" calcext:value-type="float">
            <text:p>2.043</text:p>
          </table:table-cell>
          <table:table-cell table:style-name="ce1" office:value-type="float" office:value="0.073443" calcext:value-type="float">
            <text:p>0.07344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/>
          <table:table-cell table:style-name="ce10" table:formula="of:=[.$J$3]/[.K2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35.952949" calcext:value-type="float">
            <text:p>35.953</text:p>
          </table:table-cell>
          <table:table-cell table:style-name="ce10" table:formula="of:=[.$C$3]/[.D25]" office:value-type="float" office:value="3.14132785046367" calcext:value-type="float">
            <text:p>3.141</text:p>
          </table:table-cell>
          <table:table-cell table:style-name="ce1" office:value-type="float" office:value="0.027227" calcext:value-type="float">
            <text:p>0.027227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10" table:formula="of:=[.$J$3]/[.K2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22.797144" calcext:value-type="float">
            <text:p>22.797</text:p>
          </table:table-cell>
          <table:table-cell table:style-name="ce10" table:formula="of:=[.$C$3]/[.D26]" office:value-type="float" office:value="4.9541293418158" calcext:value-type="float">
            <text:p>4.954</text:p>
          </table:table-cell>
          <table:table-cell table:style-name="ce1" office:value-type="float" office:value="0.139857" calcext:value-type="float">
            <text:p>0.139857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/>
          <table:table-cell table:style-name="ce10" table:formula="of:=[.$J$3]/[.K2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1.580952" calcext:value-type="float">
            <text:p>21.581</text:p>
          </table:table-cell>
          <table:table-cell table:style-name="ce10" table:formula="of:=[.$C$3]/[.D27]" office:value-type="float" office:value="5.2333187155043" calcext:value-type="float">
            <text:p>5.233</text:p>
          </table:table-cell>
          <table:table-cell table:style-name="ce1" office:value-type="float" office:value="0.166538" calcext:value-type="float">
            <text:p>0.166538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/>
          <table:table-cell table:style-name="ce10" table:formula="of:=[.$J$3]/[.K2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8.009026" calcext:value-type="float">
            <text:p>18.009</text:p>
          </table:table-cell>
          <table:table-cell table:style-name="ce10" table:formula="of:=[.$C$3]/[.D28]" office:value-type="float" office:value="6.27129973603237" calcext:value-type="float">
            <text:p>6.271</text:p>
          </table:table-cell>
          <table:table-cell table:style-name="ce1" office:value-type="float" office:value="0.334002" calcext:value-type="float">
            <text:p>0.334002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/>
          <table:table-cell table:style-name="ce10" table:formula="of:=[.$J$3]/[.K2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15.210045" calcext:value-type="float">
            <text:p>15.210</text:p>
          </table:table-cell>
          <table:table-cell table:style-name="ce10" table:formula="of:=[.$C$3]/[.D29]" office:value-type="float" office:value="7.42535607225357" calcext:value-type="float">
            <text:p>7.425</text:p>
          </table:table-cell>
          <table:table-cell table:style-name="ce1" office:value-type="float" office:value="0.267504" calcext:value-type="float">
            <text:p>0.267504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table:formula="of:=[.$J$3]/[.K29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Cyclical Allocation</text:p>
          </table:table-cell>
          <table:table-cell table:number-columns-repeated="6"/>
          <table:table-cell table:style-name="ce6" office:value-type="string" calcext:value-type="string">
            <text:p>Static Cyclical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47.653633" calcext:value-type="float">
            <text:p>47.654</text:p>
          </table:table-cell>
          <table:table-cell table:style-name="ce10" table:formula="of:=[.$C$3]/[.D34]" office:value-type="float" office:value="2.37001867202864" calcext:value-type="float">
            <text:p>2.370</text:p>
          </table:table-cell>
          <table:table-cell table:style-name="ce1" office:value-type="float" office:value="0.011687" calcext:value-type="float">
            <text:p>0.011687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3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47.649408" calcext:value-type="float">
            <text:p>47.649</text:p>
          </table:table-cell>
          <table:table-cell table:style-name="ce10" table:formula="of:=[.$C$3]/[.D35]" office:value-type="float" office:value="2.370228817953" calcext:value-type="float">
            <text:p>2.370</text:p>
          </table:table-cell>
          <table:table-cell table:style-name="ce1" office:value-type="float" office:value="0.004629" calcext:value-type="float">
            <text:p>0.004629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3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47.67228" calcext:value-type="float">
            <text:p>47.672</text:p>
          </table:table-cell>
          <table:table-cell table:style-name="ce10" table:formula="of:=[.$C$3]/[.D36]" office:value-type="float" office:value="2.36909163983766" calcext:value-type="float">
            <text:p>2.369</text:p>
          </table:table-cell>
          <table:table-cell table:style-name="ce1" office:value-type="float" office:value="0.011275" calcext:value-type="float">
            <text:p>0.011275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3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47.872936" calcext:value-type="float">
            <text:p>47.873</text:p>
          </table:table-cell>
          <table:table-cell table:style-name="ce10" table:formula="of:=[.$C$3]/[.D37]" office:value-type="float" office:value="2.35916176104177" calcext:value-type="float">
            <text:p>2.359</text:p>
          </table:table-cell>
          <table:table-cell table:style-name="ce1" office:value-type="float" office:value="0.00514" calcext:value-type="float">
            <text:p>0.0051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3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80" calcext:value-type="float">
            <text:p>80</text:p>
          </table:table-cell>
          <table:table-cell table:style-name="ce10" office:value-type="float" office:value="48.269199" calcext:value-type="float">
            <text:p>48.269</text:p>
          </table:table-cell>
          <table:table-cell table:style-name="ce10" table:formula="of:=[.$C$3]/[.D38]" office:value-type="float" office:value="2.33979436866147" calcext:value-type="float">
            <text:p>2.340</text:p>
          </table:table-cell>
          <table:table-cell table:style-name="ce1" office:value-type="float" office:value="0.01162" calcext:value-type="float">
            <text:p>0.01162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80" calcext:value-type="float">
            <text:p>80</text:p>
          </table:table-cell>
          <table:table-cell table:style-name="ce10"/>
          <table:table-cell table:style-name="ce10" table:formula="of:=[.$J$3]/[.K3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320" calcext:value-type="float">
            <text:p>320</text:p>
          </table:table-cell>
          <table:table-cell table:style-name="ce10" office:value-type="float" office:value="49.858838" calcext:value-type="float">
            <text:p>49.859</text:p>
          </table:table-cell>
          <table:table-cell table:style-name="ce10" table:formula="of:=[.$C$3]/[.D39]" office:value-type="float" office:value="2.26519518966728" calcext:value-type="float">
            <text:p>2.265</text:p>
          </table:table-cell>
          <table:table-cell table:style-name="ce1" office:value-type="float" office:value="0.005853" calcext:value-type="float">
            <text:p>0.005853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320" calcext:value-type="float">
            <text:p>320</text:p>
          </table:table-cell>
          <table:table-cell table:style-name="ce10"/>
          <table:table-cell table:style-name="ce10" table:formula="of:=[.$J$3]/[.K3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640" calcext:value-type="float">
            <text:p>640</text:p>
          </table:table-cell>
          <table:table-cell table:style-name="ce10" office:value-type="float" office:value="52.365397" calcext:value-type="float">
            <text:p>52.365</text:p>
          </table:table-cell>
          <table:table-cell table:style-name="ce10" table:formula="of:=[.$C$3]/[.D40]" office:value-type="float" office:value="2.15676776020623" calcext:value-type="float">
            <text:p>2.157</text:p>
          </table:table-cell>
          <table:table-cell table:style-name="ce1" office:value-type="float" office:value="0.005939" calcext:value-type="float">
            <text:p>0.005939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640" calcext:value-type="float">
            <text:p>640</text:p>
          </table:table-cell>
          <table:table-cell table:style-name="ce10"/>
          <table:table-cell table:style-name="ce10" table:formula="of:=[.$J$3]/[.K4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280" calcext:value-type="float">
            <text:p>1280</text:p>
          </table:table-cell>
          <table:table-cell table:style-name="ce10" office:value-type="float" office:value="82.993798" calcext:value-type="float">
            <text:p>82.994</text:p>
          </table:table-cell>
          <table:table-cell table:style-name="ce10" table:formula="of:=[.$C$3]/[.D41]" office:value-type="float" office:value="1.36082457631352" calcext:value-type="float">
            <text:p>1.361</text:p>
          </table:table-cell>
          <table:table-cell table:style-name="ce1" office:value-type="float" office:value="0.002594" calcext:value-type="float">
            <text:p>0.00259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280" calcext:value-type="float">
            <text:p>1280</text:p>
          </table:table-cell>
          <table:table-cell table:style-name="ce10"/>
          <table:table-cell table:style-name="ce10" table:formula="of:=[.$J$3]/[.K4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22.686289" calcext:value-type="float">
            <text:p>22.686</text:p>
          </table:table-cell>
          <table:table-cell table:style-name="ce10" table:formula="of:=[.$C$3]/[.D42]" office:value-type="float" office:value="4.97833735610086" calcext:value-type="float">
            <text:p>4.978</text:p>
          </table:table-cell>
          <table:table-cell table:style-name="ce1" office:value-type="float" office:value="0.078114" calcext:value-type="float">
            <text:p>0.07811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4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21.510798" calcext:value-type="float">
            <text:p>21.511</text:p>
          </table:table-cell>
          <table:table-cell table:style-name="ce10" table:formula="of:=[.$C$3]/[.D43]" office:value-type="float" office:value="5.25038634085077" calcext:value-type="float">
            <text:p>5.250</text:p>
          </table:table-cell>
          <table:table-cell table:style-name="ce1" office:value-type="float" office:value="0.005657" calcext:value-type="float">
            <text:p>0.005657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4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22.969003" calcext:value-type="float">
            <text:p>22.969</text:p>
          </table:table-cell>
          <table:table-cell table:style-name="ce10" table:formula="of:=[.$C$3]/[.D44]" office:value-type="float" office:value="4.91706148499349" calcext:value-type="float">
            <text:p>4.917</text:p>
          </table:table-cell>
          <table:table-cell table:style-name="ce1" office:value-type="float" office:value="0.083974" calcext:value-type="float">
            <text:p>0.08397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4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21.982382" calcext:value-type="float">
            <text:p>21.982</text:p>
          </table:table-cell>
          <table:table-cell table:style-name="ce10" table:formula="of:=[.$C$3]/[.D45]" office:value-type="float" office:value="5.13775076786492" calcext:value-type="float">
            <text:p>5.138</text:p>
          </table:table-cell>
          <table:table-cell table:style-name="ce1" office:value-type="float" office:value="0.017573" calcext:value-type="float">
            <text:p>0.01757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4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40" calcext:value-type="float">
            <text:p>40</text:p>
          </table:table-cell>
          <table:table-cell table:style-name="ce10" office:value-type="float" office:value="23.232298" calcext:value-type="float">
            <text:p>23.232</text:p>
          </table:table-cell>
          <table:table-cell table:style-name="ce10" table:formula="of:=[.$C$3]/[.D46]" office:value-type="float" office:value="4.86133571461592" calcext:value-type="float">
            <text:p>4.861</text:p>
          </table:table-cell>
          <table:table-cell table:style-name="ce1" office:value-type="float" office:value="0.070674" calcext:value-type="float">
            <text:p>0.07067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10" table:formula="of:=[.$J$3]/[.K4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60" calcext:value-type="float">
            <text:p>160</text:p>
          </table:table-cell>
          <table:table-cell table:style-name="ce10" office:value-type="float" office:value="25.077802" calcext:value-type="float">
            <text:p>25.078</text:p>
          </table:table-cell>
          <table:table-cell table:style-name="ce10" table:formula="of:=[.$C$3]/[.D47]" office:value-type="float" office:value="4.50358448479656" calcext:value-type="float">
            <text:p>4.504</text:p>
          </table:table-cell>
          <table:table-cell table:style-name="ce1" office:value-type="float" office:value="0.016896" calcext:value-type="float">
            <text:p>0.016896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60" calcext:value-type="float">
            <text:p>160</text:p>
          </table:table-cell>
          <table:table-cell table:style-name="ce10"/>
          <table:table-cell table:style-name="ce10" table:formula="of:=[.$J$3]/[.K4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350" calcext:value-type="float">
            <text:p>350</text:p>
          </table:table-cell>
          <table:table-cell table:style-name="ce10" office:value-type="float" office:value="28.398684" calcext:value-type="float">
            <text:p>28.399</text:p>
          </table:table-cell>
          <table:table-cell table:style-name="ce10" table:formula="of:=[.$C$3]/[.D48]" office:value-type="float" office:value="3.97694484716264" calcext:value-type="float">
            <text:p>3.977</text:p>
          </table:table-cell>
          <table:table-cell table:style-name="ce1" office:value-type="float" office:value="0.016553" calcext:value-type="float">
            <text:p>0.01655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350" calcext:value-type="float">
            <text:p>350</text:p>
          </table:table-cell>
          <table:table-cell table:style-name="ce10"/>
          <table:table-cell table:style-name="ce10" table:formula="of:=[.$J$3]/[.K4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650" calcext:value-type="float">
            <text:p>650</text:p>
          </table:table-cell>
          <table:table-cell table:style-name="ce10" office:value-type="float" office:value="48.165559" calcext:value-type="float">
            <text:p>48.166</text:p>
          </table:table-cell>
          <table:table-cell table:style-name="ce10" table:formula="of:=[.$C$3]/[.D49]" office:value-type="float" office:value="2.34482900945881" calcext:value-type="float">
            <text:p>2.345</text:p>
          </table:table-cell>
          <table:table-cell table:style-name="ce1" office:value-type="float" office:value="0.005191" calcext:value-type="float">
            <text:p>0.005191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650" calcext:value-type="float">
            <text:p>650</text:p>
          </table:table-cell>
          <table:table-cell table:style-name="ce10"/>
          <table:table-cell table:style-name="ce10" table:formula="of:=[.$J$3]/[.K4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4.010013" calcext:value-type="float">
            <text:p>14.010</text:p>
          </table:table-cell>
          <table:table-cell table:style-name="ce10" table:formula="of:=[.$C$3]/[.D50]" office:value-type="float" office:value="8.06137724497472" calcext:value-type="float">
            <text:p>8.061</text:p>
          </table:table-cell>
          <table:table-cell table:style-name="ce1" office:value-type="float" office:value="0.179885" calcext:value-type="float">
            <text:p>0.179885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5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13.371451" calcext:value-type="float">
            <text:p>13.371</text:p>
          </table:table-cell>
          <table:table-cell table:style-name="ce10" table:formula="of:=[.$C$3]/[.D51]" office:value-type="float" office:value="8.44635335387311" calcext:value-type="float">
            <text:p>8.446</text:p>
          </table:table-cell>
          <table:table-cell table:style-name="ce1" office:value-type="float" office:value="0.124782" calcext:value-type="float">
            <text:p>0.124782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5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14.055544" calcext:value-type="float">
            <text:p>14.056</text:p>
          </table:table-cell>
          <table:table-cell table:style-name="ce10" table:formula="of:=[.$C$3]/[.D52]" office:value-type="float" office:value="8.0352635230625" calcext:value-type="float">
            <text:p>8.035</text:p>
          </table:table-cell>
          <table:table-cell table:style-name="ce1" office:value-type="float" office:value="0.177079" calcext:value-type="float">
            <text:p>0.177079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5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3.519357" calcext:value-type="float">
            <text:p>13.519</text:p>
          </table:table-cell>
          <table:table-cell table:style-name="ce10" table:formula="of:=[.$C$3]/[.D53]" office:value-type="float" office:value="8.35394760268554" calcext:value-type="float">
            <text:p>8.354</text:p>
          </table:table-cell>
          <table:table-cell table:style-name="ce1" office:value-type="float" office:value="0.115796" calcext:value-type="float">
            <text:p>0.11579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5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50" calcext:value-type="float">
            <text:p>50</text:p>
          </table:table-cell>
          <table:table-cell table:style-name="ce10" office:value-type="float" office:value="14.400007" calcext:value-type="float">
            <text:p>14.400</text:p>
          </table:table-cell>
          <table:table-cell table:style-name="ce10" table:formula="of:=[.$C$3]/[.D54]" office:value-type="float" office:value="7.84305174296096" calcext:value-type="float">
            <text:p>7.843</text:p>
          </table:table-cell>
          <table:table-cell table:style-name="ce1" office:value-type="float" office:value="0.132413" calcext:value-type="float">
            <text:p>0.132413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50" calcext:value-type="float">
            <text:p>50</text:p>
          </table:table-cell>
          <table:table-cell table:style-name="ce10"/>
          <table:table-cell table:style-name="ce10" table:formula="of:=[.$J$3]/[.K5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16.255399" calcext:value-type="float">
            <text:p>16.255</text:p>
          </table:table-cell>
          <table:table-cell table:style-name="ce10" table:formula="of:=[.$C$3]/[.D55]" office:value-type="float" office:value="6.94784545122516" calcext:value-type="float">
            <text:p>6.948</text:p>
          </table:table-cell>
          <table:table-cell table:style-name="ce1" office:value-type="float" office:value="0.135441" calcext:value-type="float">
            <text:p>0.135441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0" calcext:value-type="float">
            <text:p>100</text:p>
          </table:table-cell>
          <table:table-cell table:style-name="ce10"/>
          <table:table-cell table:style-name="ce10" table:formula="of:=[.$J$3]/[.K5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250" calcext:value-type="float">
            <text:p>250</text:p>
          </table:table-cell>
          <table:table-cell table:style-name="ce10" office:value-type="float" office:value="21.616549" calcext:value-type="float">
            <text:p>21.617</text:p>
          </table:table-cell>
          <table:table-cell table:style-name="ce10" table:formula="of:=[.$C$3]/[.D56]" office:value-type="float" office:value="5.22470076051455" calcext:value-type="float">
            <text:p>5.225</text:p>
          </table:table-cell>
          <table:table-cell table:style-name="ce1" office:value-type="float" office:value="0.077393" calcext:value-type="float">
            <text:p>0.077393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50" calcext:value-type="float">
            <text:p>250</text:p>
          </table:table-cell>
          <table:table-cell table:style-name="ce10"/>
          <table:table-cell table:style-name="ce10" table:formula="of:=[.$J$3]/[.K5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400" calcext:value-type="float">
            <text:p>400</text:p>
          </table:table-cell>
          <table:table-cell table:style-name="ce10" office:value-type="float" office:value="34.927676" calcext:value-type="float">
            <text:p>34.928</text:p>
          </table:table-cell>
          <table:table-cell table:style-name="ce10" table:formula="of:=[.$C$3]/[.D57]" office:value-type="float" office:value="3.23353892769734" calcext:value-type="float">
            <text:p>3.234</text:p>
          </table:table-cell>
          <table:table-cell table:style-name="ce1" office:value-type="float" office:value="0.089348" calcext:value-type="float">
            <text:p>0.089348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400" calcext:value-type="float">
            <text:p>400</text:p>
          </table:table-cell>
          <table:table-cell table:style-name="ce10"/>
          <table:table-cell table:style-name="ce10" table:formula="of:=[.$J$3]/[.K57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Cyclical Allocation</text:p>
          </table:table-cell>
          <table:table-cell table:number-columns-repeated="6"/>
          <table:table-cell table:style-name="ce6" office:value-type="string" calcext:value-type="string">
            <text:p>Static Cyclical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(srun –n 1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73.186617" calcext:value-type="float">
            <text:p>173.187</text:p>
          </table:table-cell>
          <table:table-cell table:style-name="ce10" table:formula="of:=[.$C$3]/[.D62]" office:value-type="float" office:value="0.652128911323442" calcext:value-type="float">
            <text:p>0.6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(srun –n 2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9.102716" calcext:value-type="float">
            <text:p>89.103</text:p>
          </table:table-cell>
          <table:table-cell table:style-name="ce10" table:formula="of:=[.$C$3]/[.D63]" office:value-type="float" office:value="1.26752589674146" calcext:value-type="float">
            <text:p>1.268</text:p>
          </table:table-cell>
          <table:table-cell table:style-name="ce1" office:value-type="float" office:value="0.002158" calcext:value-type="float">
            <text:p>0.002158</text:p>
          </table:table-cell>
          <table:table-cell table:number-columns-repeated="2"/>
          <table:table-cell table:style-name="ce1" office:value-type="string" calcext:value-type="string">
            <text:p>2 (srun –n 2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(srun –n 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48.128444" calcext:value-type="float">
            <text:p>48.128</text:p>
          </table:table-cell>
          <table:table-cell table:style-name="ce10" table:formula="of:=[.$C$3]/[.D64]" office:value-type="float" office:value="2.34663726090958" calcext:value-type="float">
            <text:p>2.347</text:p>
          </table:table-cell>
          <table:table-cell table:style-name="ce1" office:value-type="float" office:value="0.005378" calcext:value-type="float">
            <text:p>0.005378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24.304551" calcext:value-type="float">
            <text:p>24.305</text:p>
          </table:table-cell>
          <table:table-cell table:style-name="ce10" table:formula="of:=[.$C$3]/[.D65]" office:value-type="float" office:value="4.64686634202788" calcext:value-type="float">
            <text:p>4.647</text:p>
          </table:table-cell>
          <table:table-cell table:style-name="ce1" office:value-type="float" office:value="0.131897" calcext:value-type="float">
            <text:p>0.131897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3.65783" calcext:value-type="float">
            <text:p>13.658</text:p>
          </table:table-cell>
          <table:table-cell table:style-name="ce10" table:formula="of:=[.$C$3]/[.D66]" office:value-type="float" office:value="8.26924921455312" calcext:value-type="float">
            <text:p>8.269</text:p>
          </table:table-cell>
          <table:table-cell table:style-name="ce1" office:value-type="float" office:value="0.120874" calcext:value-type="float">
            <text:p>0.120874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 (srun –n 20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4.311358" calcext:value-type="float">
            <text:p>14.311</text:p>
          </table:table-cell>
          <table:table-cell table:style-name="ce10" table:formula="of:=[.$C$3]/[.D67]" office:value-type="float" office:value="7.89163404339407" calcext:value-type="float">
            <text:p>7.892</text:p>
          </table:table-cell>
          <table:table-cell table:style-name="ce1" office:value-type="float" office:value="0.394911" calcext:value-type="float">
            <text:p>0.394911</text:p>
          </table:table-cell>
          <table:table-cell table:number-columns-repeated="2"/>
          <table:table-cell table:style-name="ce1" office:value-type="string" calcext:value-type="string">
            <text:p>20 (srun –n 20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25 (srun –n 2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0.65536" calcext:value-type="float">
            <text:p>10.655</text:p>
          </table:table-cell>
          <table:table-cell table:style-name="ce10" table:formula="of:=[.$C$3]/[.D68]" office:value-type="float" office:value="10.5993603219413" calcext:value-type="float">
            <text:p>10.599</text:p>
          </table:table-cell>
          <table:table-cell table:style-name="ce1" office:value-type="float" office:value="0.328285" calcext:value-type="float">
            <text:p>0.328285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6 (srun –n 3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0.214049" calcext:value-type="float">
            <text:p>10.214</text:p>
          </table:table-cell>
          <table:table-cell table:style-name="ce10" table:formula="of:=[.$C$3]/[.D69]" office:value-type="float" office:value="11.057319188502" calcext:value-type="float">
            <text:p>11.057</text:p>
          </table:table-cell>
          <table:table-cell table:style-name="ce1" office:value-type="float" office:value="0.723326" calcext:value-type="float">
            <text:p>0.72332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49 (srun –n 4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.845873" calcext:value-type="float">
            <text:p>8.846</text:p>
          </table:table-cell>
          <table:table-cell table:style-name="ce10" table:formula="of:=[.$C$3]/[.D70]" office:value-type="float" office:value="12.767535776288" calcext:value-type="float">
            <text:p>12.768</text:p>
          </table:table-cell>
          <table:table-cell table:style-name="ce1" office:value-type="float" office:value="1.087796" calcext:value-type="float">
            <text:p>1.087796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 (srun –n 5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2.878303" calcext:value-type="float">
            <text:p>12.878</text:p>
          </table:table-cell>
          <table:table-cell table:style-name="ce10" table:formula="of:=[.$C$3]/[.D71]" office:value-type="float" office:value="8.7697890009266" calcext:value-type="float">
            <text:p>8.770</text:p>
          </table:table-cell>
          <table:table-cell table:style-name="ce1" office:value-type="float" office:value="2.074718" calcext:value-type="float">
            <text:p>2.074718</text:p>
          </table:table-cell>
          <table:table-cell table:number-columns-repeated="2"/>
          <table:table-cell table:style-name="ce1" office:value-type="string" calcext:value-type="string">
            <text:p>55 (srun –n 55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64 (srun –n 6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7.341422" calcext:value-type="float">
            <text:p>7.341</text:p>
          </table:table-cell>
          <table:table-cell table:style-name="ce10" table:formula="of:=[.$C$3]/[.D72]" office:value-type="float" office:value="15.3839406044224" calcext:value-type="float">
            <text:p>15.384</text:p>
          </table:table-cell>
          <table:table-cell table:style-name="ce1" office:value-type="float" office:value="0.927029" calcext:value-type="float">
            <text:p>0.927029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2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ynamic Allocation</text:p>
          </table:table-cell>
          <table:table-cell table:number-columns-repeated="6"/>
          <table:table-cell table:style-name="ce6" office:value-type="string" calcext:value-type="string">
            <text:p>Dynamic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38.43251" calcext:value-type="float">
            <text:p>38.433</text:p>
          </table:table-cell>
          <table:table-cell table:style-name="ce10" table:formula="of:=[.$C$3]/[.D77]" office:value-type="float" office:value="2.93865792268056" calcext:value-type="float">
            <text:p>2.939</text:p>
          </table:table-cell>
          <table:table-cell table:style-name="ce11" office:value-type="float" office:value="0.000000729549" calcext:value-type="float">
            <text:p>7.30E-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752.421189" calcext:value-type="float">
            <text:p>752.421</text:p>
          </table:table-cell>
          <table:table-cell table:style-name="ce10" table:formula="of:=[.$J$3]/[.K77]" office:value-type="float" office:value="4.76509706586692" calcext:value-type="float">
            <text:p>4.765</text:p>
          </table:table-cell>
          <table:table-cell table:style-name="ce11" office:value-type="float" office:value="0.0000000350759" calcext:value-type="float">
            <text:p>3.51E-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25.908064" calcext:value-type="float">
            <text:p>25.908</text:p>
          </table:table-cell>
          <table:table-cell table:style-name="ce10" table:formula="of:=[.$C$3]/[.D78]" office:value-type="float" office:value="4.35926049897051" calcext:value-type="float">
            <text:p>4.359</text:p>
          </table:table-cell>
          <table:table-cell table:style-name="ce11" office:value-type="float" office:value="0.000000793535" calcext:value-type="float">
            <text:p>7.94E-0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742.651" calcext:value-type="float">
            <text:p>742.651</text:p>
          </table:table-cell>
          <table:table-cell table:style-name="ce10" table:formula="of:=[.$J$3]/[.K78]" office:value-type="float" office:value="4.82778586442353" calcext:value-type="float">
            <text:p>4.828</text:p>
          </table:table-cell>
          <table:table-cell table:style-name="ce11" office:value-type="float" office:value="0.0000000237517" calcext:value-type="float">
            <text:p>2.38E-0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26.083148" calcext:value-type="float">
            <text:p>26.083</text:p>
          </table:table-cell>
          <table:table-cell table:style-name="ce10" table:formula="of:=[.$C$3]/[.D79]" office:value-type="float" office:value="4.32999881762738" calcext:value-type="float">
            <text:p>4.330</text:p>
          </table:table-cell>
          <table:table-cell table:style-name="ce11" office:value-type="float" office:value="0.000000948743" calcext:value-type="float">
            <text:p>9.49E-0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764.933" calcext:value-type="float">
            <text:p>764.933</text:p>
          </table:table-cell>
          <table:table-cell table:style-name="ce10" table:formula="of:=[.$J$3]/[.K79]" office:value-type="float" office:value="4.68715560709239" calcext:value-type="float">
            <text:p>4.687</text:p>
          </table:table-cell>
          <table:table-cell table:style-name="ce11" office:value-type="float" office:value="0.0000000205457" calcext:value-type="float">
            <text:p>2.05E-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9(srun –n 9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23.540458" calcext:value-type="float">
            <text:p>23.540</text:p>
          </table:table-cell>
          <table:table-cell table:style-name="ce10" table:formula="of:=[.$C$3]/[.D80]" office:value-type="float" office:value="4.79769764887327" calcext:value-type="float">
            <text:p>4.798</text:p>
          </table:table-cell>
          <table:table-cell table:style-name="ce11" office:value-type="float" office:value="0.00000109578" calcext:value-type="float">
            <text:p>1.10E-0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9(srun –n 9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810.189" calcext:value-type="float">
            <text:p>810.189</text:p>
          </table:table-cell>
          <table:table-cell table:style-name="ce10" table:formula="of:=[.$J$3]/[.K80]" office:value-type="float" office:value="4.42533779155234" calcext:value-type="float">
            <text:p>4.425</text:p>
          </table:table-cell>
          <table:table-cell table:style-name="ce11" office:value-type="float" office:value="0.0000000190946" calcext:value-type="float">
            <text:p>1.91E-0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24.574712" calcext:value-type="float">
            <text:p>24.575</text:p>
          </table:table-cell>
          <table:table-cell table:style-name="ce10" table:formula="of:=[.$C$3]/[.D81]" office:value-type="float" office:value="4.59578122421129" calcext:value-type="float">
            <text:p>4.596</text:p>
          </table:table-cell>
          <table:table-cell table:style-name="ce11" office:value-type="float" office:value="0.00000109578" calcext:value-type="float">
            <text:p>1.10E-06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796.143" calcext:value-type="float">
            <text:p>796.143</text:p>
          </table:table-cell>
          <table:table-cell table:style-name="ce10" table:formula="of:=[.$J$3]/[.K81]" office:value-type="float" office:value="4.50341207546885" calcext:value-type="float">
            <text:p>4.503</text:p>
          </table:table-cell>
          <table:table-cell table:style-name="ce11" office:value-type="float" office:value="0.0000000204842" calcext:value-type="float">
            <text:p>2.05E-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23.523407" calcext:value-type="float">
            <text:p>23.523</text:p>
          </table:table-cell>
          <table:table-cell table:style-name="ce10" table:formula="of:=[.$C$3]/[.D82]" office:value-type="float" office:value="4.80117527193234" calcext:value-type="float">
            <text:p>4.801</text:p>
          </table:table-cell>
          <table:table-cell table:style-name="ce11" office:value-type="float" office:value="0.0000010009" calcext:value-type="float">
            <text:p>1.00E-0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856.743" calcext:value-type="float">
            <text:p>856.743</text:p>
          </table:table-cell>
          <table:table-cell table:style-name="ce10" table:formula="of:=[.$J$3]/[.K82]" office:value-type="float" office:value="4.18487224290131" calcext:value-type="float">
            <text:p>4.185</text:p>
          </table:table-cell>
          <table:table-cell table:style-name="ce11" office:value-type="float" office:value="0.0000000195984" calcext:value-type="float">
            <text:p>1.96E-0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25.339017" calcext:value-type="float">
            <text:p>25.339</text:p>
          </table:table-cell>
          <table:table-cell table:style-name="ce10" table:formula="of:=[.$C$3]/[.D83]" office:value-type="float" office:value="4.45715790790148" calcext:value-type="float">
            <text:p>4.457</text:p>
          </table:table-cell>
          <table:table-cell table:style-name="ce11" office:value-type="float" office:value="0.000000120001" calcext:value-type="float">
            <text:p>1.20E-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827.368131" calcext:value-type="float">
            <text:p>827.368</text:p>
          </table:table-cell>
          <table:table-cell table:style-name="ce10" table:formula="of:=[.$J$3]/[.K83]" office:value-type="float" office:value="4.33345190086854" calcext:value-type="float">
            <text:p>4.333</text:p>
          </table:table-cell>
          <table:table-cell table:style-name="ce11" office:value-type="float" office:value="0.0000000247687" calcext:value-type="float">
            <text:p>2.48E-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14.008777" calcext:value-type="float">
            <text:p>14.009</text:p>
          </table:table-cell>
          <table:table-cell table:style-name="ce10" table:formula="of:=[.$C$3]/[.D84]" office:value-type="float" office:value="8.06208850351462" calcext:value-type="float">
            <text:p>8.062</text:p>
          </table:table-cell>
          <table:table-cell table:style-name="ce11" office:value-type="float" office:value="0.00000137327" calcext:value-type="float">
            <text:p>1.37E-0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405.382" calcext:value-type="float">
            <text:p>405.382</text:p>
          </table:table-cell>
          <table:table-cell table:style-name="ce10" table:formula="of:=[.$J$3]/[.K84]" office:value-type="float" office:value="8.84439861661347" calcext:value-type="float">
            <text:p>8.844</text:p>
          </table:table-cell>
          <table:table-cell table:style-name="ce11" office:value-type="float" office:value="0.0000000336154" calcext:value-type="float">
            <text:p>3.36E-0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6 (srun –n <text:s/>16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14.461224" calcext:value-type="float">
            <text:p>14.461</text:p>
          </table:table-cell>
          <table:table-cell table:style-name="ce10" table:formula="of:=[.$C$3]/[.D85]" office:value-type="float" office:value="7.80985067377423" calcext:value-type="float">
            <text:p>7.810</text:p>
          </table:table-cell>
          <table:table-cell table:style-name="ce11" office:value-type="float" office:value="0.0000019805" calcext:value-type="float">
            <text:p>1.98E-0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6 (srun –n <text:s/>16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437.604" calcext:value-type="float">
            <text:p>437.604</text:p>
          </table:table-cell>
          <table:table-cell table:style-name="ce10" table:formula="of:=[.$J$3]/[.K85]" office:value-type="float" office:value="8.19316094002797" calcext:value-type="float">
            <text:p>8.193</text:p>
          </table:table-cell>
          <table:table-cell table:style-name="ce11" office:value-type="float" office:value="0.0000000358948" calcext:value-type="float">
            <text:p>3.59E-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14.184903" calcext:value-type="float">
            <text:p>14.185</text:p>
          </table:table-cell>
          <table:table-cell table:style-name="ce10" table:formula="of:=[.$C$3]/[.D86]" office:value-type="float" office:value="7.96198606363399" calcext:value-type="float">
            <text:p>7.962</text:p>
          </table:table-cell>
          <table:table-cell table:style-name="ce11" office:value-type="float" office:value="0.00000144815" calcext:value-type="float">
            <text:p>1.45E-0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465.604" calcext:value-type="float">
            <text:p>465.604</text:p>
          </table:table-cell>
          <table:table-cell table:style-name="ce10" table:formula="of:=[.$J$3]/[.K86]" office:value-type="float" office:value="7.70044930885474" calcext:value-type="float">
            <text:p>7.700</text:p>
          </table:table-cell>
          <table:table-cell table:style-name="ce11" office:value-type="float" office:value="0.0000000329621" calcext:value-type="float">
            <text:p>3.30E-0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13.549082" calcext:value-type="float">
            <text:p>13.549</text:p>
          </table:table-cell>
          <table:table-cell table:style-name="ce10" table:formula="of:=[.$C$3]/[.D87]" office:value-type="float" office:value="8.33562008112432" calcext:value-type="float">
            <text:p>8.336</text:p>
          </table:table-cell>
          <table:table-cell table:style-name="ce11" office:value-type="float" office:value="0.00000202107" calcext:value-type="float">
            <text:p>2.02E-06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467.381" calcext:value-type="float">
            <text:p>467.381</text:p>
          </table:table-cell>
          <table:table-cell table:style-name="ce10" table:formula="of:=[.$J$3]/[.K87]" office:value-type="float" office:value="7.67117191327846" calcext:value-type="float">
            <text:p>7.671</text:p>
          </table:table-cell>
          <table:table-cell table:style-name="ce11" office:value-type="float" office:value="0.0000000394683" calcext:value-type="float">
            <text:p>3.95E-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12.937833" calcext:value-type="float">
            <text:p>12.938</text:p>
          </table:table-cell>
          <table:table-cell table:style-name="ce10" table:formula="of:=[.$C$3]/[.D88]" office:value-type="float" office:value="8.72943714762743" calcext:value-type="float">
            <text:p>8.729</text:p>
          </table:table-cell>
          <table:table-cell table:style-name="ce11" office:value-type="float" office:value="0.00000154249" calcext:value-type="float">
            <text:p>1.54E-0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483.416" calcext:value-type="float">
            <text:p>483.416</text:p>
          </table:table-cell>
          <table:table-cell table:style-name="ce10" table:formula="of:=[.$J$3]/[.K88]" office:value-type="float" office:value="7.41671769242226" calcext:value-type="float">
            <text:p>7.417</text:p>
          </table:table-cell>
          <table:table-cell table:style-name="ce11" office:value-type="float" office:value="0.0000000324683" calcext:value-type="float">
            <text:p>3.25E-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ynamic Allocation</text:p>
          </table:table-cell>
          <table:table-cell table:number-columns-repeated="6"/>
          <table:table-cell table:style-name="ce6" office:value-type="string" calcext:value-type="string">
            <text:p>Dynamic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31.750983" calcext:value-type="float">
            <text:p>31.751</text:p>
          </table:table-cell>
          <table:table-cell table:style-name="ce10" table:formula="of:=[.$C$3]/[.D93]" office:value-type="float" office:value="3.55705522566026" calcext:value-type="float">
            <text:p>3.557</text:p>
          </table:table-cell>
          <table:table-cell table:style-name="ce11" office:value-type="float" office:value="0.00000103956" calcext:value-type="float">
            <text:p>1.04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413.590018" calcext:value-type="float">
            <text:p>413.590</text:p>
          </table:table-cell>
          <table:table-cell table:style-name="ce10" table:formula="of:=[.$J$3]/[.K93]" office:value-type="float" office:value="8.66887459551792" calcext:value-type="float">
            <text:p>8.669</text:p>
          </table:table-cell>
          <table:table-cell table:style-name="ce11" office:value-type="float" office:value="0.0000000486524" calcext:value-type="float">
            <text:p>4.87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37.412499" calcext:value-type="float">
            <text:p>37.412</text:p>
          </table:table-cell>
          <table:table-cell table:style-name="ce10" table:formula="of:=[.$C$3]/[.D94]" office:value-type="float" office:value="3.01877722736458" calcext:value-type="float">
            <text:p>3.019</text:p>
          </table:table-cell>
          <table:table-cell table:style-name="ce11" office:value-type="float" office:value="0.000000517098" calcext:value-type="float">
            <text:p>5.17E-07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411.83595" calcext:value-type="float">
            <text:p>411.836</text:p>
          </table:table-cell>
          <table:table-cell table:style-name="ce10" table:formula="of:=[.$J$3]/[.K94]" office:value-type="float" office:value="8.70579656778385" calcext:value-type="float">
            <text:p>8.706</text:p>
          </table:table-cell>
          <table:table-cell table:style-name="ce11" office:value-type="float" office:value="0.0000000648658" calcext:value-type="float">
            <text:p>6.49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15.366923" calcext:value-type="float">
            <text:p>15.367</text:p>
          </table:table-cell>
          <table:table-cell table:style-name="ce10" table:formula="of:=[.$C$3]/[.D95]" office:value-type="float" office:value="7.34955202157257" calcext:value-type="float">
            <text:p>7.350</text:p>
          </table:table-cell>
          <table:table-cell table:style-name="ce11" office:value-type="float" office:value="0.00000226401" calcext:value-type="float">
            <text:p>2.26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398.066819" calcext:value-type="float">
            <text:p>398.067</text:p>
          </table:table-cell>
          <table:table-cell table:style-name="ce10" table:formula="of:=[.$J$3]/[.K95]" office:value-type="float" office:value="9.00693006517582" calcext:value-type="float">
            <text:p>9.007</text:p>
          </table:table-cell>
          <table:table-cell table:style-name="ce11" office:value-type="float" office:value="0.0000000396541" calcext:value-type="float">
            <text:p>3.97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15.644" calcext:value-type="float">
            <text:p>15.644</text:p>
          </table:table-cell>
          <table:table-cell table:style-name="ce10" table:formula="of:=[.$C$3]/[.D96]" office:value-type="float" office:value="7.21938123242138" calcext:value-type="float">
            <text:p>7.219</text:p>
          </table:table-cell>
          <table:table-cell table:style-name="ce11" office:value-type="float" office:value="0.00000118933" calcext:value-type="float">
            <text:p>1.19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400.790564" calcext:value-type="float">
            <text:p>400.791</text:p>
          </table:table-cell>
          <table:table-cell table:style-name="ce10" table:formula="of:=[.$J$3]/[.K96]" office:value-type="float" office:value="8.94571959034445" calcext:value-type="float">
            <text:p>8.946</text:p>
          </table:table-cell>
          <table:table-cell table:style-name="ce11" office:value-type="float" office:value="0.0000000390709" calcext:value-type="float">
            <text:p>3.91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13.725504" calcext:value-type="float">
            <text:p>13.726</text:p>
          </table:table-cell>
          <table:table-cell table:style-name="ce10" table:formula="of:=[.$C$3]/[.D97]" office:value-type="float" office:value="8.2284774387884" calcext:value-type="float">
            <text:p>8.228</text:p>
          </table:table-cell>
          <table:table-cell table:style-name="ce11" office:value-type="float" office:value="0.00000199483" calcext:value-type="float">
            <text:p>1.99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433.407533" calcext:value-type="float">
            <text:p>433.408</text:p>
          </table:table-cell>
          <table:table-cell table:style-name="ce10" table:formula="of:=[.$J$3]/[.K97]" office:value-type="float" office:value="8.27249119364061" calcext:value-type="float">
            <text:p>8.272</text:p>
          </table:table-cell>
          <table:table-cell table:style-name="ce11" office:value-type="float" office:value="0.0000000408301" calcext:value-type="float">
            <text:p>4.08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6.945415" calcext:value-type="float">
            <text:p>16.945</text:p>
          </table:table-cell>
          <table:table-cell table:style-name="ce10" table:formula="of:=[.$C$3]/[.D98]" office:value-type="float" office:value="6.66492971697654" calcext:value-type="float">
            <text:p>6.665</text:p>
          </table:table-cell>
          <table:table-cell table:style-name="ce11" office:value-type="float" office:value="0.0000011341" calcext:value-type="float">
            <text:p>1.13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398.639064" calcext:value-type="float">
            <text:p>398.639</text:p>
          </table:table-cell>
          <table:table-cell table:style-name="ce10" table:formula="of:=[.$J$3]/[.K98]" office:value-type="float" office:value="8.99400064816528" calcext:value-type="float">
            <text:p>8.994</text:p>
          </table:table-cell>
          <table:table-cell table:style-name="ce11" office:value-type="float" office:value="0.000000224024" calcext:value-type="float">
            <text:p>2.24E-07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46.006628" calcext:value-type="float">
            <text:p>46.007</text:p>
          </table:table-cell>
          <table:table-cell table:style-name="ce10" table:formula="of:=[.$C$3]/[.D99]" office:value-type="float" office:value="2.45486367746839" calcext:value-type="float">
            <text:p>2.455</text:p>
          </table:table-cell>
          <table:table-cell table:style-name="ce11" office:value-type="float" office:value="0.000000323892" calcext:value-type="float">
            <text:p>3.24E-07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200.744511" calcext:value-type="float">
            <text:p>200.745</text:p>
          </table:table-cell>
          <table:table-cell table:style-name="ce10" table:formula="of:=[.$J$3]/[.K99]" office:value-type="float" office:value="17.8603139988221" calcext:value-type="float">
            <text:p>17.860</text:p>
          </table:table-cell>
          <table:table-cell table:style-name="ce11" office:value-type="float" office:value="0.0000000913997" calcext:value-type="float">
            <text:p>9.14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49.738474" calcext:value-type="float">
            <text:p>49.738</text:p>
          </table:table-cell>
          <table:table-cell table:style-name="ce10" table:formula="of:=[.$C$3]/[.D100]" office:value-type="float" office:value="2.27067682052328" calcext:value-type="float">
            <text:p>2.271</text:p>
          </table:table-cell>
          <table:table-cell table:style-name="ce11" office:value-type="float" office:value="0.000000308316" calcext:value-type="float">
            <text:p>3.08E-07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0x1</text:p>
          </table:table-cell>
          <table:table-cell table:style-name="ce12" office:value-type="float" office:value="240.473929" calcext:value-type="float">
            <text:p>240.474</text:p>
          </table:table-cell>
          <table:table-cell table:style-name="ce10" table:formula="of:=[.$J$3]/[.K100]" office:value-type="float" office:value="14.9095580336278" calcext:value-type="float">
            <text:p>14.910</text:p>
          </table:table-cell>
          <table:table-cell table:style-name="ce13" office:value-type="float" office:value="0.0000000839637" calcext:value-type="float">
            <text:p>8.40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8.391038" calcext:value-type="float">
            <text:p>8.391</text:p>
          </table:table-cell>
          <table:table-cell table:style-name="ce10" table:formula="of:=[.$C$3]/[.D101]" office:value-type="float" office:value="13.459598204656" calcext:value-type="float">
            <text:p>13.460</text:p>
          </table:table-cell>
          <table:table-cell table:style-name="ce11" office:value-type="float" office:value="0.00000317843" calcext:value-type="float">
            <text:p>3.18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176.628648" calcext:value-type="float">
            <text:p>176.629</text:p>
          </table:table-cell>
          <table:table-cell table:style-name="ce10" table:formula="of:=[.$J$3]/[.K101]" office:value-type="float" office:value="20.2988588804688" calcext:value-type="float">
            <text:p>20.299</text:p>
          </table:table-cell>
          <table:table-cell table:style-name="ce11" office:value-type="float" office:value="0.0000000900853" calcext:value-type="float">
            <text:p>9.01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8.282493" calcext:value-type="float">
            <text:p>8.282</text:p>
          </table:table-cell>
          <table:table-cell table:style-name="ce10" table:formula="of:=[.$C$3]/[.D102]" office:value-type="float" office:value="13.6359909993283" calcext:value-type="float">
            <text:p>13.636</text:p>
          </table:table-cell>
          <table:table-cell table:style-name="ce11" office:value-type="float" office:value="0.00000233278" calcext:value-type="float">
            <text:p>2.33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181.390137" calcext:value-type="float">
            <text:p>181.390</text:p>
          </table:table-cell>
          <table:table-cell table:style-name="ce10" table:formula="of:=[.$J$3]/[.K102]" office:value-type="float" office:value="19.7660140694419" calcext:value-type="float">
            <text:p>19.766</text:p>
          </table:table-cell>
          <table:table-cell table:style-name="ce11" office:value-type="float" office:value="0.0000000915868" calcext:value-type="float">
            <text:p>9.16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6.520702" calcext:value-type="float">
            <text:p>6.521</text:p>
          </table:table-cell>
          <table:table-cell table:style-name="ce10" table:formula="of:=[.$C$3]/[.D103]" office:value-type="float" office:value="17.3202210436852" calcext:value-type="float">
            <text:p>17.320</text:p>
          </table:table-cell>
          <table:table-cell table:style-name="ce11" office:value-type="float" office:value="0.00000419423" calcext:value-type="float">
            <text:p>4.19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214.380151" calcext:value-type="float">
            <text:p>214.380</text:p>
          </table:table-cell>
          <table:table-cell table:style-name="ce10" table:formula="of:=[.$J$3]/[.K103]" office:value-type="float" office:value="16.7243095187483" calcext:value-type="float">
            <text:p>16.724</text:p>
          </table:table-cell>
          <table:table-cell table:style-name="ce11" office:value-type="float" office:value="0.0000000929888" calcext:value-type="float">
            <text:p>9.30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0.134618" calcext:value-type="float">
            <text:p>10.135</text:p>
          </table:table-cell>
          <table:table-cell table:style-name="ce10" table:formula="of:=[.$C$3]/[.D104]" office:value-type="float" office:value="11.143981943868" calcext:value-type="float">
            <text:p>11.144</text:p>
          </table:table-cell>
          <table:table-cell table:style-name="ce11" office:value-type="float" office:value="0.00000222819" calcext:value-type="float">
            <text:p>2.23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72.040598" calcext:value-type="float">
            <text:p>172.041</text:p>
          </table:table-cell>
          <table:table-cell table:style-name="ce10" table:formula="of:=[.$J$3]/[.K104]" office:value-type="float" office:value="20.8401972655315" calcext:value-type="float">
            <text:p>20.840</text:p>
          </table:table-cell>
          <table:table-cell table:style-name="ce11" office:value-type="float" office:value="0.000000105805" calcext:value-type="float">
            <text:p>1.06E-07</text:p>
          </table:table-cell>
        </table:table-row>
        <table:table-row table:style-name="ro1" table:number-rows-repeated="10484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2:21:22.878888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4-15T20:44:40.758364102</dc:date>
    <meta:editing-duration>PT16H5M24S</meta:editing-duration>
    <meta:editing-cycles>27</meta:editing-cycles>
    <meta:generator>LibreOffice/6.3.5.2$Linux_X86_64 LibreOffice_project/30$Build-2</meta:generator>
    <meta:document-statistic meta:table-count="1" meta:cell-count="795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27cm" svg:height="16.967cm" xlink:href=".." xlink:type="simple" chart:class="chart:scatter" chart:style-name="ch1">
        <chart:title svg:x="11.135cm" svg:y="0.475cm" chart:style-name="ch2">
          <text:p>Static Horizotnal Cycles</text:p>
        </chart:title>
        <chart:subtitle svg:x="11.545cm" svg:y="1.593cm" chart:style-name="ch3">
          <text:p>Strip Size Performance</text:p>
        </chart:subtitle>
        <chart:legend chart:legend-position="end" svg:x="23.581cm" svg:y="7.686cm" style:legend-expansion="high" chart:style-name="ch4"/>
        <chart:plot-area chart:style-name="ch5" table:cell-range-address="Sheet1.C34:Sheet1.D41 Sheet1.B34:Sheet1.B34 Sheet1.B42:Sheet1.B42 Sheet1.D42:Sheet1.D57 Sheet1.B50:Sheet1.B50" chart:data-source-has-labels="row" svg:x="1.555cm" svg:y="2.615cm" svg:width="21.482cm" svg:height="13.032cm">
          <chartooo:coordinate-region svg:x="2.838cm" svg:y="2.814cm" svg:width="19.827cm" svg:height="12.186cm"/>
          <chart:axis chart:dimension="x" chart:name="primary-x" chart:style-name="ch6">
            <chart:title svg:x="11.551cm" svg:y="15.986cm" chart:style-name="ch7">
              <text:p>Strip Size</text:p>
            </chart:title>
          </chart:axis>
          <chart:axis chart:dimension="y" chart:name="primary-y" chart:style-name="ch8">
            <chart:title svg:x="0.451cm" svg:y="10.3cm" chart:style-name="ch9">
              <text:p>Execution Time</text:p>
            </chart:title>
          </chart:axis>
          <chart:series chart:style-name="ch10" chart:values-cell-range-address="Sheet1.D34:Sheet1.D41" chart:label-cell-address="Sheet1.B34:Sheet1.B34" chart:class="chart:scatter">
            <chart:domain table:cell-range-address="Sheet1.C34:Sheet1.C41"/>
            <chart:data-point chart:repeated="8"/>
          </chart:series>
          <chart:series chart:style-name="ch11" chart:values-cell-range-address="Sheet1.D42:Sheet1.D49" chart:label-cell-address="Sheet1.B42:Sheet1.B42" chart:class="chart:scatter">
            <chart:domain table:cell-range-address="Sheet1.C42:Sheet1.C49"/>
            <chart:data-point chart:repeated="8"/>
          </chart:series>
          <chart:series chart:style-name="ch12" chart:values-cell-range-address="Sheet1.D50:Sheet1.D57" chart:label-cell-address="Sheet1.B50:Sheet1.B50" chart:class="chart:scatter">
            <chart:domain table:cell-range-address="Sheet1.C50:Sheet1.C5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4 (srun –n 4)</text:p>
                <draw:g>
                  <svg:desc>Sheet1.B34:Sheet1.B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9 (srun –n 9)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6 (srun –n 16)</text:p>
                <draw:g>
                  <svg:desc>Sheet1.B50:Sheet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4:Sheet1.C41</svg:desc>
                </draw:g>
              </table:table-cell>
              <table:table-cell office:value-type="float" office:value="47.653633">
                <text:p>47.653633</text:p>
                <draw:g>
                  <svg:desc>Sheet1.D34:Sheet1.D41</svg:desc>
                </draw:g>
              </table:table-cell>
              <table:table-cell office:value-type="float" office:value="1">
                <text:p>1</text:p>
                <draw:g>
                  <svg:desc>Sheet1.C42:Sheet1.C49</svg:desc>
                </draw:g>
              </table:table-cell>
              <table:table-cell office:value-type="float" office:value="22.686289">
                <text:p>22.686289</text:p>
                <draw:g>
                  <svg:desc>Sheet1.D42:Sheet1.D49</svg:desc>
                </draw:g>
              </table:table-cell>
              <table:table-cell office:value-type="float" office:value="1">
                <text:p>1</text:p>
                <draw:g>
                  <svg:desc>Sheet1.C50:Sheet1.C57</svg:desc>
                </draw:g>
              </table:table-cell>
              <table:table-cell office:value-type="float" office:value="14.010013">
                <text:p>14.010013</text:p>
                <draw:g>
                  <svg:desc>Sheet1.D50:Sheet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7.649408">
                <text:p>47.649408</text:p>
              </table:table-cell>
              <table:table-cell office:value-type="float" office:value="5">
                <text:p>5</text:p>
              </table:table-cell>
              <table:table-cell office:value-type="float" office:value="21.510798">
                <text:p>21.510798</text:p>
              </table:table-cell>
              <table:table-cell office:value-type="float" office:value="5">
                <text:p>5</text:p>
              </table:table-cell>
              <table:table-cell office:value-type="float" office:value="13.371451">
                <text:p>13.37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7.67228">
                <text:p>47.67228</text:p>
              </table:table-cell>
              <table:table-cell office:value-type="float" office:value="10">
                <text:p>10</text:p>
              </table:table-cell>
              <table:table-cell office:value-type="float" office:value="22.969003">
                <text:p>22.969003</text:p>
              </table:table-cell>
              <table:table-cell office:value-type="float" office:value="10">
                <text:p>10</text:p>
              </table:table-cell>
              <table:table-cell office:value-type="float" office:value="14.055544">
                <text:p>14.055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7.872936">
                <text:p>47.872936</text:p>
              </table:table-cell>
              <table:table-cell office:value-type="float" office:value="20">
                <text:p>20</text:p>
              </table:table-cell>
              <table:table-cell office:value-type="float" office:value="21.982382">
                <text:p>21.982382</text:p>
              </table:table-cell>
              <table:table-cell office:value-type="float" office:value="20">
                <text:p>20</text:p>
              </table:table-cell>
              <table:table-cell office:value-type="float" office:value="13.519357">
                <text:p>13.519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.269199">
                <text:p>48.269199</text:p>
              </table:table-cell>
              <table:table-cell office:value-type="float" office:value="40">
                <text:p>40</text:p>
              </table:table-cell>
              <table:table-cell office:value-type="float" office:value="23.232298">
                <text:p>23.232298</text:p>
              </table:table-cell>
              <table:table-cell office:value-type="float" office:value="50">
                <text:p>50</text:p>
              </table:table-cell>
              <table:table-cell office:value-type="float" office:value="14.400007">
                <text:p>14.4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9.858838">
                <text:p>49.858838</text:p>
              </table:table-cell>
              <table:table-cell office:value-type="float" office:value="160">
                <text:p>160</text:p>
              </table:table-cell>
              <table:table-cell office:value-type="float" office:value="25.077802">
                <text:p>25.077802</text:p>
              </table:table-cell>
              <table:table-cell office:value-type="float" office:value="100">
                <text:p>100</text:p>
              </table:table-cell>
              <table:table-cell office:value-type="float" office:value="16.255399">
                <text:p>16.255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52.365397">
                <text:p>52.365397</text:p>
              </table:table-cell>
              <table:table-cell office:value-type="float" office:value="350">
                <text:p>350</text:p>
              </table:table-cell>
              <table:table-cell office:value-type="float" office:value="28.398684">
                <text:p>28.398684</text:p>
              </table:table-cell>
              <table:table-cell office:value-type="float" office:value="250">
                <text:p>250</text:p>
              </table:table-cell>
              <table:table-cell office:value-type="float" office:value="21.616549">
                <text:p>21.616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82.993798">
                <text:p>82.993798</text:p>
              </table:table-cell>
              <table:table-cell office:value-type="float" office:value="650">
                <text:p>650</text:p>
              </table:table-cell>
              <table:table-cell office:value-type="float" office:value="48.165559">
                <text:p>48.165559</text:p>
              </table:table-cell>
              <table:table-cell office:value-type="float" office:value="400">
                <text:p>400</text:p>
              </table:table-cell>
              <table:table-cell office:value-type="float" office:value="34.927676">
                <text:p>34.927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83cm" svg:height="13.839cm" xlink:href=".." xlink:type="simple" chart:class="chart:scatter" chart:style-name="ch1">
        <chart:title svg:x="10.963cm" svg:y="0.412cm" chart:style-name="ch2">
          <text:p>Static Horizontal Cycles</text:p>
        </chart:title>
        <chart:subtitle svg:x="9.627cm" svg:y="1.467cm" chart:style-name="ch3">
          <text:p>Performance Scaling with More Processors</text:p>
        </chart:subtitle>
        <chart:plot-area chart:style-name="ch4" table:cell-range-address="Sheet1.A62:Sheet1.A72 Sheet1.D62:Sheet1.D72" svg:x="1.548cm" svg:y="2.426cm" svg:width="24.798cm" svg:height="10.156cm">
          <chartooo:coordinate-region svg:x="2.831cm" svg:y="2.625cm" svg:width="23.143cm" svg:height="9.31cm"/>
          <chart:axis chart:dimension="x" chart:name="primary-x" chart:style-name="ch5">
            <chart:title svg:x="12.289cm" svg:y="12.858cm" chart:style-name="ch6">
              <text:p>Number of Processors</text:p>
            </chart:title>
          </chart:axis>
          <chart:axis chart:dimension="y" chart:name="primary-y" chart:style-name="ch7">
            <chart:title svg:x="0.451cm" svg:y="8.897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62:Sheet1.D72" chart:class="chart:scatter">
            <chart:domain table:cell-range-address="Sheet1.A62:Sheet1.A7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2:Sheet1.A72</svg:desc>
                </draw:g>
              </table:table-cell>
              <table:table-cell office:value-type="float" office:value="173.186617">
                <text:p>173.186617</text:p>
                <draw:g>
                  <svg:desc>Sheet1.D62:Sheet1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02716">
                <text:p>89.10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.128444">
                <text:p>48.128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304551">
                <text:p>24.304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65783">
                <text:p>13.6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.311358">
                <text:p>14.311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65536">
                <text:p>10.6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0.214049">
                <text:p>10.214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8.845873">
                <text:p>8.845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2.878303">
                <text:p>12.878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7.341422">
                <text:p>7.341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03cm" svg:height="13.495cm" xlink:href=".." xlink:type="simple" chart:class="chart:scatter" chart:style-name="ch1">
        <chart:title svg:x="11.73cm" svg:y="0.405cm" chart:style-name="ch2">
          <text:p>Static Vertical Strips</text:p>
        </chart:title>
        <chart:subtitle svg:x="10.037cm" svg:y="1.453cm" chart:style-name="ch3">
          <text:p>Performance Scaling with More Processors</text:p>
        </chart:subtitle>
        <chart:plot-area chart:style-name="ch4" table:cell-range-address="Sheet1.C6:Sheet1.D17" chart:data-source-has-labels="row" svg:x="1.565cm" svg:y="2.405cm" svg:width="25.584cm" svg:height="9.84cm">
          <chartooo:coordinate-region svg:x="2.848cm" svg:y="2.604cm" svg:width="23.929cm" svg:height="8.994cm"/>
          <chart:axis chart:dimension="x" chart:name="primary-x" chart:style-name="ch5">
            <chart:title svg:x="13.493cm" svg:y="12.514cm" chart:style-name="ch6">
              <text:p>Processors</text:p>
            </chart:title>
          </chart:axis>
          <chart:axis chart:dimension="y" chart:name="primary-y" chart:style-name="ch7">
            <chart:title svg:x="0.451cm" svg:y="8.718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7:Sheet1.D17" chart:label-cell-address="Sheet1.D6:Sheet1.D6" chart:class="chart:scatter">
            <chart:domain table:cell-range-address="Sheet1.C7:Sheet1.C1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ution Time (s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7:Sheet1.C17</svg:desc>
                </draw:g>
              </table:table-cell>
              <table:table-cell office:value-type="float" office:value="175.619535">
                <text:p>175.619535</text:p>
                <draw:g>
                  <svg:desc>Sheet1.D7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061101">
                <text:p>121.061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2.225865">
                <text:p>82.22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1.130541">
                <text:p>41.130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6.236589">
                <text:p>26.23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.363491">
                <text:p>22.363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8.112424">
                <text:p>18.112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2.570574">
                <text:p>12.570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10.159625">
                <text:p>10.15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9.505927">
                <text:p>9.505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8.895179">
                <text:p>8.895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14.923cm" xlink:href=".." xlink:type="simple" chart:class="chart:scatter" chart:style-name="ch1">
        <chart:title svg:x="10.754cm" svg:y="0.434cm" chart:style-name="ch2">
          <text:p>Dynamic - Simple Image</text:p>
        </chart:title>
        <chart:subtitle svg:x="10.515cm" svg:y="1.511cm" chart:style-name="ch3">
          <text:p>Scaling with Square Block Size</text:p>
        </chart:subtitle>
        <chart:legend chart:legend-position="end" svg:x="22.896cm" svg:y="6.913cm" style:legend-expansion="high" chart:style-name="ch4"/>
        <chart:plot-area chart:style-name="ch5" table:cell-range-address="Sheet1.A77:Sheet1.A82 Sheet1.B77:Sheet1.B77 Sheet1.D77:Sheet1.D88 Sheet1.B83:Sheet1.B83" chart:data-source-has-labels="row" svg:x="1.541cm" svg:y="2.492cm" svg:width="20.825cm" svg:height="11.152cm">
          <chartooo:coordinate-region svg:x="2.824cm" svg:y="2.691cm" svg:width="19.262cm" svg:height="10.306cm"/>
          <chart:axis chart:dimension="x" chart:name="primary-x" chart:style-name="ch6">
            <chart:title svg:x="10.573cm" svg:y="13.942cm" chart:style-name="ch7">
              <text:p>Block Size (pixels)</text:p>
            </chart:title>
          </chart:axis>
          <chart:axis chart:dimension="y" chart:name="primary-y" chart:style-name="ch8">
            <chart:title svg:x="0.451cm" svg:y="9.461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D77:Sheet1.D82" chart:label-cell-address="Sheet1.B77:Sheet1.B77" chart:class="chart:scatter">
            <chart:domain table:cell-range-address="Sheet1.A77:Sheet1.A82"/>
            <chart:data-point chart:repeated="6"/>
          </chart:series>
          <chart:series chart:style-name="ch12" chart:values-cell-range-address="Sheet1.D83:Sheet1.D88" chart:label-cell-address="Sheet1.B83:Sheet1.B83" chart:class="chart:scatter">
            <chart:domain table:cell-range-address="Sheet1.A83:Sheet1.A8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 (srun –n 9)</text:p>
                <draw:g>
                  <svg:desc>Sheet1.B77:Sheet1.B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 (srun –n 16)</text:p>
                <draw:g>
                  <svg:desc>Sheet1.B83:Sheet1.B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7:Sheet1.A82</svg:desc>
                </draw:g>
              </table:table-cell>
              <table:table-cell office:value-type="float" office:value="38.43251">
                <text:p>38.43251</text:p>
                <draw:g>
                  <svg:desc>Sheet1.D77:Sheet1.D82</svg:desc>
                </draw:g>
              </table:table-cell>
              <table:table-cell office:value-type="float" office:value="1">
                <text:p>1</text:p>
                <draw:g>
                  <svg:desc>Sheet1.A83:Sheet1.A88</svg:desc>
                </draw:g>
              </table:table-cell>
              <table:table-cell office:value-type="float" office:value="25.339017">
                <text:p>25.339017</text:p>
                <draw:g>
                  <svg:desc>Sheet1.D83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5.908064">
                <text:p>25.908064</text:p>
              </table:table-cell>
              <table:table-cell office:value-type="float" office:value="15">
                <text:p>15</text:p>
              </table:table-cell>
              <table:table-cell office:value-type="float" office:value="14.008777">
                <text:p>14.008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6.083148">
                <text:p>26.083148</text:p>
              </table:table-cell>
              <table:table-cell office:value-type="float" office:value="25">
                <text:p>25</text:p>
              </table:table-cell>
              <table:table-cell office:value-type="float" office:value="14.461224">
                <text:p>14.461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3.540458">
                <text:p>23.540458</text:p>
              </table:table-cell>
              <table:table-cell office:value-type="float" office:value="50">
                <text:p>50</text:p>
              </table:table-cell>
              <table:table-cell office:value-type="float" office:value="14.184903">
                <text:p>14.184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24.574712">
                <text:p>24.574712</text:p>
              </table:table-cell>
              <table:table-cell office:value-type="float" office:value="75">
                <text:p>75</text:p>
              </table:table-cell>
              <table:table-cell office:value-type="float" office:value="13.549082">
                <text:p>13.549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3.523407">
                <text:p>23.523407</text:p>
              </table:table-cell>
              <table:table-cell office:value-type="float" office:value="100">
                <text:p>100</text:p>
              </table:table-cell>
              <table:table-cell office:value-type="float" office:value="12.937833">
                <text:p>12.9378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14.923cm" xlink:href=".." xlink:type="simple" chart:class="chart:scatter" chart:style-name="ch1">
        <chart:title svg:x="10.555cm" svg:y="0.434cm" chart:style-name="ch2">
          <text:p>Dynamic - Complex Image</text:p>
        </chart:title>
        <chart:subtitle svg:x="10.515cm" svg:y="1.511cm" chart:style-name="ch3">
          <text:p>Scaling with Square Block Size</text:p>
        </chart:subtitle>
        <chart:legend chart:legend-position="end" svg:x="22.896cm" svg:y="6.913cm" style:legend-expansion="high" chart:style-name="ch4"/>
        <chart:plot-area chart:style-name="ch5" table:cell-range-address="Sheet1.A77:Sheet1.A82 Sheet1.B77:Sheet1.B77 Sheet1.K77:Sheet1.K88 Sheet1.B83:Sheet1.B83" chart:data-source-has-labels="row" svg:x="1.541cm" svg:y="2.492cm" svg:width="20.825cm" svg:height="11.152cm">
          <chartooo:coordinate-region svg:x="3.009cm" svg:y="2.691cm" svg:width="19.078cm" svg:height="10.306cm"/>
          <chart:axis chart:dimension="x" chart:name="primary-x" chart:style-name="ch6">
            <chart:title svg:x="10.573cm" svg:y="13.942cm" chart:style-name="ch7">
              <text:p>Block Size (pixels)</text:p>
            </chart:title>
          </chart:axis>
          <chart:axis chart:dimension="y" chart:name="primary-y" chart:style-name="ch8">
            <chart:title svg:x="0.451cm" svg:y="9.461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K77:Sheet1.K82" chart:label-cell-address="Sheet1.B77:Sheet1.B77" chart:class="chart:scatter">
            <chart:domain table:cell-range-address="Sheet1.A77:Sheet1.A82"/>
            <chart:data-point chart:repeated="6"/>
          </chart:series>
          <chart:series chart:style-name="ch12" chart:values-cell-range-address="Sheet1.K83:Sheet1.K88" chart:label-cell-address="Sheet1.B83:Sheet1.B83" chart:class="chart:scatter">
            <chart:domain table:cell-range-address="Sheet1.A83:Sheet1.A8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 (srun –n 9)</text:p>
                <draw:g>
                  <svg:desc>Sheet1.B77:Sheet1.B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 (srun –n 16)</text:p>
                <draw:g>
                  <svg:desc>Sheet1.B83:Sheet1.B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7:Sheet1.A82</svg:desc>
                </draw:g>
              </table:table-cell>
              <table:table-cell office:value-type="float" office:value="752.421189">
                <text:p>752.421189</text:p>
                <draw:g>
                  <svg:desc>Sheet1.K77:Sheet1.K82</svg:desc>
                </draw:g>
              </table:table-cell>
              <table:table-cell office:value-type="float" office:value="1">
                <text:p>1</text:p>
                <draw:g>
                  <svg:desc>Sheet1.A83:Sheet1.A88</svg:desc>
                </draw:g>
              </table:table-cell>
              <table:table-cell office:value-type="float" office:value="827.368131">
                <text:p>827.368131</text:p>
                <draw:g>
                  <svg:desc>Sheet1.K83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42.651">
                <text:p>742.651</text:p>
              </table:table-cell>
              <table:table-cell office:value-type="float" office:value="15">
                <text:p>15</text:p>
              </table:table-cell>
              <table:table-cell office:value-type="float" office:value="405.382">
                <text:p>405.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764.933">
                <text:p>764.933</text:p>
              </table:table-cell>
              <table:table-cell office:value-type="float" office:value="25">
                <text:p>25</text:p>
              </table:table-cell>
              <table:table-cell office:value-type="float" office:value="437.604">
                <text:p>437.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10.189">
                <text:p>810.189</text:p>
              </table:table-cell>
              <table:table-cell office:value-type="float" office:value="50">
                <text:p>50</text:p>
              </table:table-cell>
              <table:table-cell office:value-type="float" office:value="465.604">
                <text:p>465.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96.143">
                <text:p>796.143</text:p>
              </table:table-cell>
              <table:table-cell office:value-type="float" office:value="75">
                <text:p>75</text:p>
              </table:table-cell>
              <table:table-cell office:value-type="float" office:value="467.381">
                <text:p>467.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56.743">
                <text:p>856.743</text:p>
              </table:table-cell>
              <table:table-cell office:value-type="float" office:value="100">
                <text:p>100</text:p>
              </table:table-cell>
              <table:table-cell office:value-type="float" office:value="483.416">
                <text:p>483.4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